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standard">
      <style:graphic-properties svg:stroke-width="0.018cm" svg:stroke-color="#ff0000" draw:marker-start-width="0.227cm" draw:marker-end-width="0.227cm" draw:fill="none" draw:textarea-horizontal-align="justify" draw:textarea-vertical-align="middle" draw:auto-grow-height="false" fo:min-height="0.108cm" fo:min-width="0.351cm" fo:padding-top="0.134cm" fo:padding-bottom="0.134cm" fo:padding-left="0.259cm" fo:padding-right="0.259cm" draw:shadow="hidden"/>
    </style:style>
    <style:style style:name="gr4" style:family="graphic" style:parent-style-name="standard">
      <style:graphic-properties svg:stroke-width="0.018cm" svg:stroke-color="#ff0000" draw:marker-start-width="0.227cm" draw:marker-end-width="0.227cm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ff0000" draw:marker-start-width="0.227cm" draw:marker-end-width="0.227cm" draw:fill="none" draw:textarea-horizontal-align="justify" draw:textarea-vertical-align="middle" draw:auto-grow-height="false" fo:min-height="0.321cm" fo:min-width="0.722cm" fo:padding-top="0.134cm" fo:padding-bottom="0.134cm" fo:padding-left="0.259cm" fo:padding-right="0.259cm" draw:shadow="hidden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svg:title>TexMaths</svg:title>
          <svg:desc>10§display§\int_0^t e(\tau)d\tau \approx \sum_{i=0}^{t/\Delta t} \; e(i \Delta t) \; \Delta t §svg§600§FALSE§</svg:desc>
          <draw:polygon draw:style-name="gr1" draw:text-style-name="P1" draw:layer="layout" svg:width="4.248cm" svg:height="1.069cm" svg:x="0.325cm" svg:y="1.25cm" svg:viewBox="0 0 4249 1070" draw:points="2124,1070 0,1070 0,0 4249,0 4249,1070">
            <text:p/>
          </draw:polygon>
          <draw:path draw:style-name="gr2" draw:text-style-name="P2" draw:layer="layout" svg:width="0.312cm" svg:height="0.781cm" svg:x="0.345cm" svg:y="1.426cm" svg:viewBox="0 0 313 782" svg:d="M17 766c11-1 17-8 17-17 0-12-9-17-17-17s-17 5-17 17c0 18 18 33 39 33 54 0 74-82 99-184 27-112 50-224 69-337 13-75 26-145 38-191 4-17 16-62 30-62 11 0 20 6 21 8-11 1-17 8-17 17 0 12 8 17 16 17 9 0 18-5 18-17 0-19-19-33-39-33-26 0-46 38-66 110-1 4-49 181-87 411-10 54-20 112-31 161-7 26-23 92-52 92-12 0-21-8-21-8z">
            <text:p/>
          </draw:path>
          <draw:path draw:style-name="gr2" draw:text-style-name="P2" draw:layer="layout" svg:width="0.083cm" svg:height="0.156cm" svg:x="0.687cm" svg:y="1.359cm" svg:viewBox="0 0 84 157" svg:d="M51 57h25c5 0 8 0 8-5 0-4-3-4-7-4h-24l9-37c0-1 1-2 1-3 0-5-3-8-8-8-7 0-10 4-12 11-2 6 1-6-10 37h-25c-5 0-8 0-8 5 0 4 3 4 7 4h24l-15 58c-1 7-3 15-3 19 0 14 12 23 26 23 28 0 44-34 44-38 0-3-4-3-4-3-3 0-4 1-6 5-7 15-19 29-33 29-5 0-9-3-9-12 0-2 1-8 2-10z">
            <text:p/>
          </draw:path>
          <draw:path draw:style-name="gr2" draw:text-style-name="P2" draw:layer="layout" svg:width="0.114cm" svg:height="0.168cm" svg:x="0.533cm" svg:y="2.061cm" svg:viewBox="0 0 115 169" svg:d="M115 85c0-27-3-46-14-64-8-11-24-21-43-21-58 0-58 68-58 85 0 18 0 84 58 84 57 0 57-66 57-84zM58 162c-12 0-27-6-32-27-3-14-3-35-3-53s0-37 3-50c6-20 21-25 32-25 13 0 26 8 30 22s5 32 5 53c0 18 0 37-4 52-5 23-21 28-31 28z">
            <text:p/>
          </draw:path>
          <draw:path draw:style-name="gr2" draw:text-style-name="P2" draw:layer="layout" svg:width="0.135cm" svg:height="0.159cm" svg:x="0.875cm" svg:y="1.749cm" svg:viewBox="0 0 136 160" svg:d="M50 75c10 0 36-1 54-9 25-10 27-31 27-36 0-15-14-30-38-30-40 0-93 34-93 96 0 36 21 64 56 64 50 0 80-37 80-42 0-2-2-4-4-4s-3 1-5 3c-28 35-66 35-71 35-27 0-31-29-31-41 0-4 1-15 6-36zM33 67c14-54 51-59 60-59 16 0 26 10 26 22 0 37-57 37-71 37z">
            <text:p/>
          </draw:path>
          <draw:path draw:style-name="gr2" draw:text-style-name="P2" draw:layer="layout" svg:width="0.082cm" svg:height="0.351cm" svg:x="1.057cm" svg:y="1.641cm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2" draw:text-style-name="P2" draw:layer="layout" svg:width="0.17cm" svg:height="0.156cm" svg:x="1.169cm" svg:y="1.753cm" svg:viewBox="0 0 171 157" svg:d="M94 21h60c4 0 17 0 17-13 0-8-7-8-14-8h-99c-7 0-21 0-36 17-12 12-22 29-22 31 0 1 0 4 4 4 3 0 4-1 6-4 17-27 37-27 45-27h29l-35 113c-1 4-3 12-3 13 0 4 2 10 10 10 12 0 14-10 15-16z">
            <text:p/>
          </draw:path>
          <draw:path draw:style-name="gr2" draw:text-style-name="P2" draw:layer="layout" svg:width="0.082cm" svg:height="0.351cm" svg:x="1.373cm" svg:y="1.641cm" svg:viewBox="0 0 83 352" svg:d="M83 176c0-27-4-70-24-110-21-43-52-66-55-66s-4 1-4 4c0 1 0 1 7 8 35 35 55 91 55 164 0 61-13 123-57 167-5 4-5 5-5 6 0 2 1 3 4 3s35-24 56-68c18-39 23-78 23-108z">
            <text:p/>
          </draw:path>
          <draw:path draw:style-name="gr2" draw:text-style-name="P2" draw:layer="layout" svg:width="0.167cm" svg:height="0.248cm" svg:x="1.503cm" svg:y="1.66cm" svg:viewBox="0 0 168 249" svg:d="M168 4c0 0 0-4-4-4-6 0-39 3-45 4-3 0-5 2-5 7 0 4 3 4 8 4 17 0 18 2 18 6l-1 7-21 84c-7-14-17-23-33-23-41 0-85 52-85 103 0 33 19 57 47 57 7 0 25-2 46-27 3 15 15 27 32 27 13 0 21-8 26-20 6-12 11-34 11-35 0-3-3-3-4-3-4 0-4 1-5 6-6 23-13 44-27 44-10 0-11-9-11-16 0-9 1-11 2-17zM95 203c-2 6-2 7-7 13-16 19-30 25-40 25-18 0-23-19-23-33 0-18 11-61 20-77 11-21 26-34 41-34 23 0 27 29 27 31s0 4-1 6z">
            <text:p/>
          </draw:path>
          <draw:path draw:style-name="gr2" draw:text-style-name="P2" draw:layer="layout" svg:width="0.17cm" svg:height="0.156cm" svg:x="1.682cm" svg:y="1.753cm" svg:viewBox="0 0 171 157" svg:d="M94 21h60c4 0 17 0 17-13 0-8-7-8-14-8h-99c-7 0-21 0-36 17-12 12-22 29-22 31 0 1 0 4 4 4 3 0 4-1 6-4 17-27 37-27 45-27h29l-35 113c-1 4-3 12-3 13 0 4 2 10 10 10 12 0 14-10 15-16z">
            <text:p/>
          </draw:path>
          <draw:path draw:style-name="gr2" draw:text-style-name="P2" draw:layer="layout" svg:width="0.234cm" svg:height="0.15cm" svg:x="1.983cm" svg:y="1.734cm" svg:viewBox="0 0 235 151" svg:d="M235 11c0-7-2-11-5-11-1 0-4 2-4 10-2 24-27 39-50 39-20 0-38-11-56-24-19-12-38-25-61-25-33 0-59 25-59 58 0 7 3 10 5 10 3 0 5-6 5-8 2-30 31-40 49-40 20 0 38 11 56 23 19 13 39 26 61 26 33 0 59-25 59-58zM235 94c0-11-4-11-5-11s-4 2-4 9c-2 25-27 39-50 39-20 0-38-11-56-23-19-13-38-26-61-26-33 0-59 26-59 58 0 8 3 11 5 11 3 0 5-7 5-8 2-30 31-41 49-41 20 0 38 11 56 24 19 12 39 25 61 25 34 0 59-26 59-57z">
            <text:p/>
          </draw:path>
          <draw:path draw:style-name="gr2" draw:text-style-name="P2" draw:layer="layout" svg:width="0.083cm" svg:height="0.156cm" svg:x="2.345cm" svg:y="1.281cm" svg:viewBox="0 0 84 157" svg:d="M51 57h25c5 0 8 0 8-5 0-4-3-4-7-4h-24l9-37c0-1 1-2 1-3 0-5-3-8-8-8-7 0-10 4-12 11-2 6 1-6-10 37h-25c-5 0-8 0-8 5 0 4 3 4 7 4h24l-15 58c-1 7-3 15-3 19 0 14 12 23 26 23 28 0 44-34 44-38 0-3-4-3-4-3-3 0-4 1-6 5-7 15-19 29-33 29-5 0-9-3-9-12 0-2 1-8 2-10z">
            <text:p/>
          </draw:path>
          <draw:path draw:style-name="gr2" draw:text-style-name="P2" draw:layer="layout" svg:width="0.106cm" svg:height="0.246cm" svg:x="2.459cm" svg:y="1.25cm" svg:viewBox="0 0 107 247" svg:d="M105 11c2-3 2-4 2-5 0-4-3-6-6-6-4 0-6 3-7 6l-93 230c-1 3-1 4-1 5 0 4 3 6 6 6 4 0 5-3 7-6z">
            <text:p/>
          </draw:path>
          <draw:path draw:style-name="gr2" draw:text-style-name="P2" draw:layer="layout" svg:width="0.201cm" svg:height="0.175cm" svg:x="2.599cm" svg:y="1.259cm" svg:viewBox="0 0 202 176" svg:d="M109 6c-3-5-3-6-8-6-3 0-6 1-8 5l-91 165c-2 3-2 4-2 4 0 2 2 2 6 2h190c4 0 6 0 6-2 0 0 0-1-2-4zM92 24l73 132h-145z">
            <text:p/>
          </draw:path>
          <draw:path draw:style-name="gr2" draw:text-style-name="P2" draw:layer="layout" svg:width="0.083cm" svg:height="0.156cm" svg:x="2.826cm" svg:y="1.281cm" svg:viewBox="0 0 84 157" svg:d="M51 57h25c5 0 8 0 8-5 0-4-3-4-7-4h-24l9-37c0-1 1-2 1-3 0-5-3-8-8-8-7 0-10 4-12 11-2 6 1-6-10 37h-25c-5 0-8 0-8 5 0 4 3 4 7 4h24l-15 58c-1 7-3 15-3 19 0 14 12 23 26 23 28 0 44-34 44-38 0-3-4-3-4-3-3 0-4 1-6 5-7 15-19 29-33 29-5 0-9-3-9-12 0-2 1-8 2-10z">
            <text:p/>
          </draw:path>
          <draw:path draw:style-name="gr2" draw:text-style-name="P2" draw:layer="layout" svg:width="0.468cm" svg:height="0.492cm" svg:x="2.394cm" svg:y="1.57cm" svg:viewBox="0 0 469 493" svg:d="M426 493l43-113h-9c-14 37-51 61-92 71-7 2-42 11-109 11h-213l180-210c2-3 3-4 3-5s0-2-3-6l-164-224h193c48 0 80 5 83 6 19 2 49 8 77 26 9 6 33 21 45 50h9l-43-99h-416c-8 0-9 0-10 2 0 2 0 8 0 12l186 255-182 214c-4 4-4 6-4 6 0 4 4 4 10 4z">
            <text:p/>
          </draw:path>
          <draw:path draw:style-name="gr2" draw:text-style-name="P2" draw:layer="layout" svg:width="0.075cm" svg:height="0.166cm" svg:x="2.412cm" svg:y="2.156cm" svg:viewBox="0 0 76 167" svg:d="M69 9c0-4-3-9-10-9s-14 6-14 14c0 4 3 9 10 9s14-7 14-14zM18 135c-1 3-2 6-2 11 0 11 10 21 24 21 25 0 36-35 36-38 0-4-4-4-4-4-4 0-4 2-5 5-6 19-17 30-27 30-5 0-6-4-6-9 0-6 2-10 4-16 3-7 5-13 8-20 2-6 11-28 12-31s2-6 2-8c0-12-10-21-24-21-25 0-36 34-36 38 0 3 3 3 4 3 4 0 4-1 5-4 6-21 17-30 26-30 4 0 7 2 7 9 0 5-2 9-8 24z">
            <text:p/>
          </draw:path>
          <draw:path draw:style-name="gr2" draw:text-style-name="P2" draw:layer="layout" svg:width="0.181cm" svg:height="0.066cm" svg:x="2.517cm" svg:y="2.224cm" svg:viewBox="0 0 182 67" svg:d="M173 12c3 0 9 0 9-6s-6-6-9-6h-164c-3 0-9 0-9 6s6 6 9 6zM173 67c3 0 9 0 9-6s-6-6-9-6h-164c-3 0-9 0-9 6s6 6 9 6z">
            <text:p/>
          </draw:path>
          <draw:path draw:style-name="gr2" draw:text-style-name="P2" draw:layer="layout" svg:width="0.114cm" svg:height="0.168cm" svg:x="2.728cm" svg:y="2.155cm" svg:viewBox="0 0 115 169" svg:d="M115 85c0-27-3-46-14-64-8-11-24-21-43-21-58 0-58 68-58 85 0 18 0 84 58 84 57 0 57-66 57-84zM58 162c-12 0-27-6-32-27-3-14-3-35-3-53s0-37 3-50c6-20 21-25 32-25 13 0 26 8 30 22s5 32 5 53c0 18 0 37-4 52-5 23-21 28-31 28z">
            <text:p/>
          </draw:path>
          <draw:path draw:style-name="gr2" draw:text-style-name="P2" draw:layer="layout" svg:width="0.135cm" svg:height="0.159cm" svg:x="3.094cm" svg:y="1.749cm" svg:viewBox="0 0 136 160" svg:d="M50 75c10 0 36-1 54-9 25-10 27-31 27-36 0-15-14-30-38-30-40 0-93 34-93 96 0 36 21 64 56 64 50 0 80-37 80-42 0-2-2-4-4-4s-3 1-5 3c-28 35-66 35-71 35-27 0-31-29-31-41 0-4 1-15 6-36zM33 67c14-54 51-59 60-59 16 0 26 10 26 22 0 37-57 37-71 37z">
            <text:p/>
          </draw:path>
          <draw:path draw:style-name="gr2" draw:text-style-name="P2" draw:layer="layout" svg:width="0.082cm" svg:height="0.351cm" svg:x="3.276cm" svg:y="1.641cm" svg:viewBox="0 0 83 352" svg:d="M83 349c0-1 0-2-7-8-44-44-55-111-55-165 0-61 13-122 57-166 5-5 5-5 5-6 0-3-2-4-4-4-4 0-36 24-57 69-18 39-22 78-22 107 0 28 4 70 23 110 22 44 52 66 56 66 2 0 4-1 4-3z">
            <text:p/>
          </draw:path>
          <draw:path draw:style-name="gr2" draw:text-style-name="P2" draw:layer="layout" svg:width="0.093cm" svg:height="0.236cm" svg:x="3.388cm" svg:y="1.672cm" svg:viewBox="0 0 94 237" svg:d="M91 13c0-7-5-13-14-13s-19 9-19 19c0 6 5 12 14 12 8 0 19-8 19-18zM64 145c4-10 4-11 7-20 3-7 5-12 5-19 0-16-11-29-29-29-34 0-47 51-47 55 0 3 4 3 4 3 4 0 4-1 6-6 10-33 24-44 36-44 3 0 9 0 9 11 0 8-3 15-4 19-3 9-19 50-25 65-3 9-8 21-8 28 0 17 12 29 29 29 34 0 47-51 47-54 0-4-3-4-4-4-4 0-4 1-6 7-6 22-18 43-36 43-6 0-9-3-9-11 0-9 3-14 11-36z">
            <text:p/>
          </draw:path>
          <draw:path draw:style-name="gr2" draw:text-style-name="P2" draw:layer="layout" svg:width="0.259cm" svg:height="0.252cm" svg:x="3.516cm" svg:y="1.652cm" svg:viewBox="0 0 260 253" svg:d="M139 6c-2-4-3-6-9-6s-7 2-9 6l-119 240c-2 3-2 3-2 4 0 3 2 3 8 3h245c5 0 7 0 7-3 0-1 0-1-1-4zM119 35l95 191h-190z">
            <text:p/>
          </draw:path>
          <draw:path draw:style-name="gr2" draw:text-style-name="P2" draw:layer="layout" svg:width="0.108cm" svg:height="0.224cm" svg:x="3.8cm" svg:y="1.684cm" svg:viewBox="0 0 109 225" svg:d="M65 80h33c7 0 11 0 11-7 0-4-4-4-10-4h-31c13-50 14-57 14-59 0-6-4-10-10-10-1 0-11 0-14 13l-14 56h-33c-7 0-11 0-11 7 0 4 3 4 10 4h31c-25 100-27 106-27 112 0 19 14 33 33 33 36 0 56-52 56-54 0-4-3-4-4-4-3 0-4 1-5 5-16 37-34 45-46 45-8 0-11-4-11-16 0-9 0-11 2-17z">
            <text:p/>
          </draw:path>
          <draw:path draw:style-name="gr2" draw:text-style-name="P2" draw:layer="layout" svg:width="0.082cm" svg:height="0.351cm" svg:x="3.939cm" svg:y="1.641cm" svg:viewBox="0 0 83 352" svg:d="M83 176c0-27-4-70-24-110-21-43-52-66-55-66s-4 1-4 4c0 1 0 1 7 8 35 35 55 91 55 164 0 61-13 123-57 167-5 4-5 5-5 6 0 2 1 3 4 3s35-24 56-68c18-39 23-78 23-108z">
            <text:p/>
          </draw:path>
          <draw:path draw:style-name="gr2" draw:text-style-name="P2" draw:layer="layout" svg:width="0.259cm" svg:height="0.252cm" svg:x="4.17cm" svg:y="1.652cm" svg:viewBox="0 0 260 253" svg:d="M139 6c-2-4-3-6-9-6s-7 2-9 6l-119 240c-2 3-2 3-2 4 0 3 2 3 8 3h245c5 0 7 0 7-3 0-1 0-1-1-4zM119 35l95 191h-190z">
            <text:p/>
          </draw:path>
          <draw:path draw:style-name="gr2" draw:text-style-name="P2" draw:layer="layout" svg:width="0.108cm" svg:height="0.224cm" svg:x="4.454cm" svg:y="1.684cm" svg:viewBox="0 0 109 225" svg:d="M65 80h33c7 0 11 0 11-7 0-4-4-4-10-4h-31c13-50 14-57 14-59 0-6-4-10-10-10-1 0-11 0-14 13l-14 56h-33c-7 0-11 0-11 7 0 4 3 4 10 4h31c-25 100-27 106-27 112 0 19 14 33 33 33 36 0 56-52 56-54 0-4-3-4-4-4-3 0-4 1-5 5-16 37-34 45-46 45-8 0-11-4-11-16 0-9 0-11 2-17z">
            <text:p/>
          </draw:path>
        </draw:g>
        <draw:path draw:style-name="gr3" draw:text-style-name="P3" xml:id="id1" draw:id="id1" draw:layer="layout" svg:width="0.79cm" svg:height="0.344cm" svg:x="2.245cm" svg:y="1.183cm" svg:viewBox="0 0 791 345" svg:d="M60 0c-30 0-60 28-60 57v230c0 29 30 58 60 58h670c30 0 60-29 60-58v-230c0-29-30-57-60-57zM0 0zM791 345z">
          <text:p/>
        </draw:path>
        <draw:g>
          <svg:title>TexMaths</svg:title>
          <svg:desc>10§display§\text{\# of  steps before time } t§svg§600§FALSE§</svg:desc>
          <draw:polygon draw:style-name="gr1" draw:text-style-name="P1" draw:layer="layout" svg:width="3.676cm" svg:height="0.312cm" svg:x="0.857cm" svg:y="0.052cm" svg:viewBox="0 0 3677 313" draw:points="1838,313 0,313 0,0 3677,0 3677,313">
            <text:p/>
          </draw:polygon>
          <draw:path draw:style-name="gr2" draw:text-style-name="P2" draw:layer="layout" svg:width="0.253cm" svg:height="0.312cm" svg:x="0.877cm" svg:y="0.052cm" svg:viewBox="0 0 254 313" svg:d="M163 198h79c5 0 12 0 12-7s-7-7-12-7h-74l14-55h60c5 0 12 0 12-7s-7-7-12-7h-56l27-102c1 0 2-5 2-6 0-4-3-7-7-7-6 0-7 5-8 8l-29 107h-66l28-102c0 0 1-5 1-6 0-4-3-7-7-7-6 0-7 5-8 8l-28 107h-79c-5 0-12 0-12 7s7 7 12 7h74l-14 55h-60c-5 0-12 0-12 7s7 7 12 7h56l-27 102c-1 0-2 5-2 6 0 4 3 7 7 7 6 0 7-4 8-8l29-107h66l-28 102c0 0-1 5-1 6 0 4 3 7 7 7 6 0 7-4 8-8zM87 184l14-55h66l-14 55z">
            <text:p/>
          </draw:path>
          <draw:path draw:style-name="gr2" draw:text-style-name="P2" draw:layer="layout" svg:width="0.156cm" svg:height="0.161cm" svg:x="1.277cm" svg:y="0.139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2" draw:text-style-name="P2" draw:layer="layout" svg:width="0.114cm" svg:height="0.248cm" svg:x="1.454cm" svg:y="0.048cm" svg:viewBox="0 0 115 249" svg:d="M50 97v-41c0-31 17-48 33-48 1 0 6 0 12 2-5 2-11 6-11 15 0 8 6 15 15 15 11 0 16-7 16-15 0-13-13-25-32-25-25 0-55 19-55 56v41h-28v11h28v114c0 16-4 16-28 16v11c14-1 31-1 41-1 14 0 31 0 45 1v-11h-8c-26 0-27-4-27-17v-113h41v-11z">
            <text:p/>
          </draw:path>
          <draw:path draw:style-name="gr2" draw:text-style-name="P2" draw:layer="layout" svg:width="0.115cm" svg:height="0.161cm" svg:x="1.679cm" svg:y="0.139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2" draw:text-style-name="P2" draw:layer="layout" svg:width="0.11cm" svg:height="0.22cm" svg:x="1.813cm" svg:y="0.08cm" svg:viewBox="0 0 111 221" svg:d="M55 76h50v-11h-50v-65h-9c-1 29-11 67-46 68v8h30v97c0 44 33 48 46 48 25 0 35-25 35-48v-20h-9v20c0 26-10 39-24 39-23 0-23-32-23-38z">
            <text:p/>
          </draw:path>
          <draw:path draw:style-name="gr2" draw:text-style-name="P2" draw:layer="layout" svg:width="0.136cm" svg:height="0.161cm" svg:x="1.952cm" svg:y="0.139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2" draw:text-style-name="P2" draw:layer="layout" svg:width="0.173cm" svg:height="0.224cm" svg:x="2.109cm" svg:y="0.141cm" svg:viewBox="0 0 174 225" svg:d="M51 23v-23l-51 4v11c25 0 28 2 28 17v166c0 16-4 16-28 16v11c12-1 30-2 40-2 9 0 27 1 40 2v-11c-24 0-28 0-28-16v-60-3c2 6 17 25 43 25 43 0 79-35 79-80s-34-80-74-80c-27 0-42 16-49 23zM52 116v-79c10-18 28-28 46-28 25 0 47 31 47 71 0 43-25 72-51 72-14 0-28-7-37-21-5-8-5-8-5-15z">
            <text:p/>
          </draw:path>
          <draw:path draw:style-name="gr2" draw:text-style-name="P2" draw:layer="layout" svg:width="0.115cm" svg:height="0.161cm" svg:x="2.306cm" svg:y="0.139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2" draw:text-style-name="P2" draw:layer="layout" svg:width="0.173cm" svg:height="0.248cm" svg:x="2.56cm" svg:y="0.052cm" svg:viewBox="0 0 174 249" svg:d="M51 112v-112l-51 4v11c25 0 28 2 28 20v210h8c1 0 4-5 13-22 5 8 20 26 46 26 43 0 79-35 79-80s-34-80-75-80c-27 0-42 17-48 23zM52 205v-73c0-7 0-7 4-13 14-19 33-22 42-22 15 0 28 9 37 22 9 15 10 35 10 49 0 13-1 35-11 50-7 11-21 23-40 23-16 0-29-8-37-22-5-7-5-8-5-14z">
            <text:p/>
          </draw:path>
          <draw:path draw:style-name="gr2" draw:text-style-name="P2" draw:layer="layout" svg:width="0.136cm" svg:height="0.161cm" svg:x="2.765cm" svg:y="0.139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2" draw:text-style-name="P2" draw:layer="layout" svg:width="0.114cm" svg:height="0.248cm" svg:x="2.923cm" svg:y="0.048cm" svg:viewBox="0 0 115 249" svg:d="M50 97v-41c0-31 17-48 33-48 1 0 6 0 12 2-5 2-11 6-11 15 0 8 6 15 15 15 11 0 16-7 16-15 0-13-13-25-32-25-25 0-55 19-55 56v41h-28v11h28v114c0 16-4 16-28 16v11c14-1 31-1 41-1 14 0 31 0 45 1v-11h-8c-26 0-27-4-27-17v-113h41v-11z">
            <text:p/>
          </draw:path>
          <draw:path draw:style-name="gr2" draw:text-style-name="P2" draw:layer="layout" svg:width="0.156cm" svg:height="0.161cm" svg:x="3.028cm" svg:y="0.139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2" draw:text-style-name="P2" draw:layer="layout" svg:width="0.118cm" svg:height="0.155cm" svg:x="3.204cm" svg:y="0.141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2" draw:text-style-name="P2" draw:layer="layout" svg:width="0.136cm" svg:height="0.161cm" svg:x="3.342cm" svg:y="0.139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2" draw:text-style-name="P2" draw:layer="layout" svg:width="0.11cm" svg:height="0.22cm" svg:x="3.612cm" svg:y="0.08cm" svg:viewBox="0 0 111 221" svg:d="M55 76h50v-11h-50v-65h-9c-1 29-11 67-46 68v8h30v97c0 44 33 48 46 48 25 0 35-25 35-48v-20h-9v20c0 26-10 39-24 39-23 0-23-32-23-38z">
            <text:p/>
          </draw:path>
          <draw:path draw:style-name="gr2" draw:text-style-name="P2" draw:layer="layout" svg:width="0.075cm" svg:height="0.235cm" svg:x="3.754cm" svg:y="0.061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2" draw:text-style-name="P2" draw:layer="layout" svg:width="0.274cm" svg:height="0.155cm" svg:x="3.851cm" svg:y="0.141cm" svg:viewBox="0 0 275 156" svg:d="M28 35v94c0 16-4 16-28 16v11c12 0 30-1 40-1 9 0 27 1 39 1v-11c-23 0-27 0-27-16v-65c0-36 25-56 47-56 23 0 27 19 27 39v82c0 16-4 16-28 16v11c12 0 30-1 40-1 9 0 27 1 39 1v-11c-23 0-27 0-27-16v-65c0-36 25-56 48-56 22 0 26 19 26 39v82c0 16-4 16-28 16v11c12 0 30-1 40-1 9 0 27 1 39 1v-11c-18 0-27 0-27-10v-68c0-30 0-41-11-54-5-6-17-13-37-13-30 0-45 21-51 35-5-31-31-35-47-35-26 0-42 15-52 37v-37l-50 4v11c25 0 28 2 28 20z">
            <text:p/>
          </draw:path>
          <draw:path draw:style-name="gr2" draw:text-style-name="P2" draw:layer="layout" svg:width="0.136cm" svg:height="0.161cm" svg:x="4.142cm" svg:y="0.139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2" draw:text-style-name="P2" draw:layer="layout" svg:width="0.108cm" svg:height="0.224cm" svg:x="4.414cm" svg:y="0.076cm" svg:viewBox="0 0 109 225" svg:d="M65 80h33c7 0 11 0 11-7 0-4-4-4-10-4h-31c13-50 14-57 14-59 0-6-4-10-10-10-1 0-11 0-14 13l-14 56h-33c-7 0-11 0-11 7 0 4 3 4 10 4h31c-25 100-27 106-27 112 0 19 14 33 33 33 36 0 56-52 56-54 0-4-3-4-4-4-3 0-4 1-5 5-16 37-34 45-46 45-8 0-11-4-11-16 0-9 0-11 2-17z">
            <text:p/>
          </draw:path>
        </draw:g>
        <draw:connector draw:style-name="gr4" draw:text-style-name="P4" draw:layer="layout" svg:x1="2.64cm" svg:y1="0.366cm" svg:x2="2.64cm" svg:y2="1.183cm" draw:end-shape="id1" draw:end-glue-point="0" svg:d="M2640 366v817" svg:viewBox="0 0 1 818">
          <text:p/>
        </draw:connector>
        <draw:path draw:style-name="gr5" draw:text-style-name="P3" xml:id="id2" draw:id="id2" draw:layer="layout" svg:width="1.048cm" svg:height="0.501cm" svg:x="3.043cm" svg:y="1.557cm" svg:viewBox="0 0 1049 502" svg:d="M87 0c-44 0-87 42-87 83v335c0 42 43 84 87 84h874c44 0 88-42 88-84v-335c0-41-44-83-88-83zM0 0zM1049 502z">
          <text:p/>
        </draw:path>
        <draw:g>
          <svg:title>TexMaths</svg:title>
          <svg:desc>10§display§\text{Error at time step } i§svg§600§FALSE§</svg:desc>
          <draw:polygon draw:style-name="gr1" draw:text-style-name="P1" draw:layer="layout" svg:width="3.04cm" svg:height="0.309cm" svg:x="2.089cm" svg:y="3.194cm" svg:viewBox="0 0 3041 310" draw:points="1521,310 0,310 0,0 3041,0 3041,310">
            <text:p/>
          </draw:polygon>
          <draw:path draw:style-name="gr2" draw:text-style-name="P2" draw:layer="layout" svg:width="0.218cm" svg:height="0.239cm" svg:x="2.101cm" svg:y="3.195cm" svg:viewBox="0 0 219 240" svg:d="M36 212c0 13 0 17-28 17h-8v11h204l15-91h-9c-9 54-17 80-78 80h-47c-17 0-17-2-17-14v-94h32c34 0 38 11 38 41h9v-94h-9c0 31-4 42-38 42h-32v-85c0-12 0-14 17-14h46c54 0 63 19 69 68h9l-10-79h-199v11h8c28 0 28 4 28 17z">
            <text:p/>
          </draw:path>
          <draw:path draw:style-name="gr2" draw:text-style-name="P2" draw:layer="layout" svg:width="0.118cm" svg:height="0.155cm" svg:x="2.338cm" svg:y="3.279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2" draw:text-style-name="P2" draw:layer="layout" svg:width="0.118cm" svg:height="0.155cm" svg:x="2.476cm" svg:y="3.279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2" draw:text-style-name="P2" draw:layer="layout" svg:width="0.156cm" svg:height="0.161cm" svg:x="2.613cm" svg:y="3.277cm" svg:viewBox="0 0 157 162" svg:d="M157 83c0-46-36-83-78-83-45 0-79 39-79 83 0 45 37 79 78 79 43 0 79-34 79-79zM79 153c-16 0-31-7-41-23-9-16-9-37-9-50 0-14 0-33 9-49s26-23 40-23c16 0 31 8 40 23s9 35 9 49c0 13 0 32-7 47-8 16-24 26-41 26z">
            <text:p/>
          </draw:path>
          <draw:path draw:style-name="gr2" draw:text-style-name="P2" draw:layer="layout" svg:width="0.118cm" svg:height="0.155cm" svg:x="2.789cm" svg:y="3.279cm" svg:viewBox="0 0 119 156" svg:d="M49 39v-39l-49 4v11c25 0 28 2 28 20v94c0 16-4 16-28 16v11c14 0 30-1 40-1 15 0 31 0 45 1v-11h-7c-26 0-27-4-27-16v-55c0-35 15-66 42-66 2 0 3 0 4 0-1 0-8 5-8 14 0 10 7 15 15 15 6 0 15-4 15-15 0-12-11-22-26-22-26 0-39 24-44 39z">
            <text:p/>
          </draw:path>
          <draw:path draw:style-name="gr2" draw:text-style-name="P2" draw:layer="layout" svg:width="0.159cm" svg:height="0.161cm" svg:x="3.049cm" svg:y="3.277cm" svg:viewBox="0 0 160 162" svg:d="M103 132c1 14 11 29 28 29 7 0 29-5 29-34v-20h-9v20c0 20-9 23-13 23-12 0-13-16-13-18v-71c0-15 0-28-13-42-14-13-31-19-48-19-29 0-54 17-54 40 0 11 7 17 17 17 9 0 16-7 16-17 0-4-2-16-18-16 9-12 27-16 38-16 17 0 37 14 37 45v13c-18 1-42 2-65 13-26 12-35 30-35 46 0 28 34 37 57 37s39-14 46-30zM100 74v35c0 34-25 46-41 46-17 0-32-13-32-31 0-19 15-48 73-50z">
            <text:p/>
          </draw:path>
          <draw:path draw:style-name="gr2" draw:text-style-name="P2" draw:layer="layout" svg:width="0.11cm" svg:height="0.22cm" svg:x="3.216cm" svg:y="3.218cm" svg:viewBox="0 0 111 221" svg:d="M55 76h50v-11h-50v-65h-9c-1 29-11 67-46 68v8h30v97c0 44 33 48 46 48 25 0 35-25 35-48v-20h-9v20c0 26-10 39-24 39-23 0-23-32-23-38z">
            <text:p/>
          </draw:path>
          <draw:path draw:style-name="gr2" draw:text-style-name="P2" draw:layer="layout" svg:width="0.11cm" svg:height="0.22cm" svg:x="3.47cm" svg:y="3.218cm" svg:viewBox="0 0 111 221" svg:d="M55 76h50v-11h-50v-65h-9c-1 29-11 67-46 68v8h30v97c0 44 33 48 46 48 25 0 35-25 35-48v-20h-9v20c0 26-10 39-24 39-23 0-23-32-23-38z">
            <text:p/>
          </draw:path>
          <draw:path draw:style-name="gr2" draw:text-style-name="P2" draw:layer="layout" svg:width="0.075cm" svg:height="0.235cm" svg:x="3.612cm" svg:y="3.199cm" svg:viewBox="0 0 76 236" svg:d="M51 80l-50 4v11c24 0 27 2 27 19v95c0 16-4 16-28 16v11c11 0 31-1 39-1 13 0 25 1 37 1v-11c-23 0-25-2-25-15zM53 19c0-12-9-19-19-19-11 0-19 10-19 19s8 18 19 18c10 0 19-7 19-18z">
            <text:p/>
          </draw:path>
          <draw:path draw:style-name="gr2" draw:text-style-name="P2" draw:layer="layout" svg:width="0.274cm" svg:height="0.155cm" svg:x="3.709cm" svg:y="3.279cm" svg:viewBox="0 0 275 156" svg:d="M28 35v94c0 16-4 16-28 16v11c12 0 30-1 40-1 9 0 27 1 39 1v-11c-23 0-27 0-27-16v-65c0-36 25-56 47-56 23 0 27 19 27 39v82c0 16-4 16-28 16v11c12 0 30-1 40-1 9 0 27 1 39 1v-11c-23 0-27 0-27-16v-65c0-36 25-56 48-56 22 0 26 19 26 39v82c0 16-4 16-28 16v11c12 0 30-1 40-1 9 0 27 1 39 1v-11c-18 0-27 0-27-10v-68c0-30 0-41-11-54-5-6-17-13-37-13-30 0-45 21-51 35-5-31-31-35-47-35-26 0-42 15-52 37v-37l-50 4v11c25 0 28 2 28 20z">
            <text:p/>
          </draw:path>
          <draw:path draw:style-name="gr2" draw:text-style-name="P2" draw:layer="layout" svg:width="0.136cm" svg:height="0.161cm" svg:x="4.001cm" svg:y="3.277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2" draw:text-style-name="P2" draw:layer="layout" svg:width="0.115cm" svg:height="0.161cm" svg:x="4.276cm" svg:y="3.277cm" svg:viewBox="0 0 116 162" svg:d="M62 90c8 1 37 7 37 32 0 18-12 33-40 33-30 0-43-21-49-51-1-4-2-6-5-6-5 0-5 3-5 9v47c0 6 0 8 4 8 2 0 2 0 9-7 0 0 0-1 7-8 15 15 31 15 39 15 41 0 57-23 57-49 0-19-11-29-15-33-12-12-25-15-40-17-20-4-44-9-44-29 0-13 9-27 40-27 39 0 40 32 41 43 1 3 4 3 4 3 5 0 5-2 5-9v-36c0-6 0-8-4-8-2 0-2 0-7 4-1 2-5 5-6 6-13-10-28-10-33-10-44 0-57 24-57 43 0 13 6 23 15 31 12 9 22 11 47 16z">
            <text:p/>
          </draw:path>
          <draw:path draw:style-name="gr2" draw:text-style-name="P2" draw:layer="layout" svg:width="0.11cm" svg:height="0.22cm" svg:x="4.409cm" svg:y="3.218cm" svg:viewBox="0 0 111 221" svg:d="M55 76h50v-11h-50v-65h-9c-1 29-11 67-46 68v8h30v97c0 44 33 48 46 48 25 0 35-25 35-48v-20h-9v20c0 26-10 39-24 39-23 0-23-32-23-38z">
            <text:p/>
          </draw:path>
          <draw:path draw:style-name="gr2" draw:text-style-name="P2" draw:layer="layout" svg:width="0.136cm" svg:height="0.161cm" svg:x="4.549cm" svg:y="3.277cm" svg:viewBox="0 0 137 162" svg:d="M30 69c2-52 32-61 44-61 36 0 40 48 40 61zM29 77h99c8 0 9 0 9-8 0-35-19-69-63-69-41 0-74 36-74 81 0 47 37 81 78 81 43 0 59-39 59-46 0-3-3-4-5-4-3 0-3 2-4 5-13 36-44 36-48 36-18 0-32-10-40-23-11-17-11-41-11-53z">
            <text:p/>
          </draw:path>
          <draw:path draw:style-name="gr2" draw:text-style-name="P2" draw:layer="layout" svg:width="0.173cm" svg:height="0.224cm" svg:x="4.706cm" svg:y="3.279cm" svg:viewBox="0 0 174 225" svg:d="M51 23v-23l-51 4v11c25 0 28 2 28 17v166c0 16-4 16-28 16v11c12-1 30-2 40-2 9 0 27 1 40 2v-11c-24 0-28 0-28-16v-60-3c2 6 17 25 43 25 43 0 79-35 79-80s-34-80-74-80c-27 0-42 16-49 23zM52 116v-79c10-18 28-28 46-28 25 0 47 31 47 71 0 43-25 72-51 72-14 0-28-7-37-21-5-8-5-8-5-15z">
            <text:p/>
          </draw:path>
          <draw:path draw:style-name="gr2" draw:text-style-name="P2" draw:layer="layout" svg:width="0.093cm" svg:height="0.236cm" svg:x="5.018cm" svg:y="3.202cm" svg:viewBox="0 0 94 237" svg:d="M91 13c0-7-5-13-14-13s-19 9-19 19c0 6 5 12 14 12 8 0 19-8 19-18zM64 145c4-10 4-11 7-20 3-7 5-12 5-19 0-16-11-29-29-29-34 0-47 51-47 55 0 3 4 3 4 3 4 0 4-1 6-6 10-33 24-44 36-44 3 0 9 0 9 11 0 8-3 15-4 19-3 9-19 50-25 65-3 9-8 21-8 28 0 17 12 29 29 29 34 0 47-51 47-54 0-4-3-4-4-4-4 0-4 1-6 7-6 22-18 43-36 43-6 0-9-3-9-11 0-9 3-14 11-36z">
            <text:p/>
          </draw:path>
        </draw:g>
        <draw:connector draw:style-name="gr4" draw:text-style-name="P4" draw:layer="layout" svg:x1="3.567cm" svg:y1="2.059cm" svg:x2="3.57cm" svg:y2="3.08cm" draw:start-shape="id2" svg:d="M3567 2059v765h3v256" svg:viewBox="0 0 4 10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588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than Sprague</meta:initial-creator>
    <meta:creation-date>2016-06-28T15:38:00.299416925</meta:creation-date>
    <dc:date>2016-06-29T10:52:18.089072542</dc:date>
    <dc:creator>Nathan Sprague</dc:creator>
    <meta:editing-duration>PT23M34S</meta:editing-duration>
    <meta:editing-cycles>6</meta:editing-cycles>
    <meta:generator>LibreOffice/5.0.3.2$Linux_X86_64 LibreOffice_project/00m0$Build-2</meta:generator>
    <meta:document-statistic meta:object-count="71"/>
  </office:meta>
</office:document-meta>
</file>